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rlito" svg:font-family="Carlito" style:font-family-generic="roman" style:font-pitch="variable"/>
    <style:font-face style:name="Noto Naskh Arabic" svg:font-family="'Noto Naskh Arabi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PERTEXTO EN MEDICINA, RAZONAMIENTOS</text:p>
      <text:p text:style-name="Standard"/>
      <text:p text:style-name="Standard">Modelo de hipertexto en medicina. </text:p>
      <text:p text:style-name="Standard"/>
      <text:p text:style-name="Standard">Se podra aplicar el modelo de hipertexto en medicina, o mejor dicho en la atencion de pacientes?. Al fin y al cabo al llegar un paciente a la consulta o al llegar a antender a un paciente, lo primero que llega a <text:s/>nuestra mente es el probable diagnostico. A partir de ahi surgen multiples ramas del <text:s/>pensamiento.</text:p>
      <text:p text:style-name="Standard"/>
      <text:p text:style-name="Standard">Ej.</text:p>
      <text:p text:style-name="Standard">Dolor en fosa <text:s/>iliaca</text:p>
      <text:p text:style-name="Standard"/>
      <text:list text:style-name="L1">
        <text:list-item>
          <text:p text:style-name="P1">apendicitis</text:p>
          <text:list>
            <text:list-item>
              <text:p text:style-name="P1">diagnostico</text:p>
              <text:list>
                <text:list-item>
                  <text:p text:style-name="P1">clinico</text:p>
                  <text:list>
                    <text:list-item>
                      <text:p text:style-name="P1">Dolor en fosa ilaca</text:p>
                    </text:list-item>
                    <text:list-item>
                      <text:p text:style-name="P1">Dolor en epigastrio que migro a fosa iliaca derecha</text:p>
                    </text:list-item>
                    <text:list-item>
                      <text:p text:style-name="P1">Maniobras apendiculares positivas</text:p>
                    </text:list-item>
                    <text:list-item>
                      <text:p text:style-name="P1"/>
                    </text:list-item>
                  </text:list>
                </text:list-item>
                <text:list-item>
                  <text:p text:style-name="P1">ultrasonografico</text:p>
                </text:list-item>
                <text:list-item>
                  <text:p text:style-name="P1">tomografico</text:p>
                </text:list-item>
                <text:list-item>
                  <text:p text:style-name="P1">radiografico</text:p>
                </text:list-item>
              </text:list>
            </text:list-item>
            <text:list-item>
              <text:p text:style-name="P1">Dolor abdominal en fosa <text:s/>iliaca</text:p>
            </text:list-item>
          </text:list>
        </text:list-item>
        <text:list-item>
          <text:p text:style-name="P1">Quiste torcido de ovario derecho</text:p>
        </text:list-item>
        <text:list-item>
          <text:p text:style-name="P1">Embarazo ectopico roto</text:p>
        </text:list-item>
        <text:list-item>
          <text:p text:style-name="P1">etc</text:p>
        </text:list-item>
      </text:list>
      <text:p text:style-name="Standard"/>
      <text:p text:style-name="Standard">es un poco mas complejo pero podria ser de gran ayuda contar con un sistema de hipervinculos para ayudar a llegar a un diagnostico <text:s/>mas proba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rlito" svg:font-family="Carlito" style:font-family-generic="roman" style:font-pitch="variable"/>
    <style:font-face style:name="Noto Naskh Arabic" svg:font-family="'Noto Naskh Arabi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Roboto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s" fo:country="US" style:font-name-asian="Roboto" style:font-size-asian="12pt" style:language-asian="zh" style:country-asian="CN" style:font-name-complex="Noto Naskh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2T10:17:09.497217000</dc:date>
    <meta:editing-duration>PT15M58S</meta:editing-duration>
    <meta:editing-cycles>4</meta:editing-cycles>
    <meta:generator>Collabora_Office/25.04.2.1$Android_AARCH64 LibreOffice_project/4f65d3e2446a</meta:generator>
    <meta:document-statistic meta:table-count="0" meta:image-count="0" meta:object-count="0" meta:page-count="1" meta:paragraph-count="20" meta:word-count="147" meta:character-count="824" meta:non-whitespace-character-count="704"/>
  </office:meta>
</office:document-meta>
</file>